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6.35cm" svg:height="1.651cm" svg:x="11.432cm" svg:y="4.222cm">
          <text:p text:style-name="P1">constructDark</text:p>
        </draw:rect>
        <draw:custom-shape draw:style-name="gr2" draw:text-style-name="P1" xml:id="id9" draw:id="id9" draw:layer="layout" svg:width="4.826cm" svg:height="1.778cm" svg:x="1.007cm" svg:y="7.058cm">
          <text:p text:style-name="P1">dar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3" draw:id="id3" draw:layer="layout" svg:width="6.35cm" svg:height="1.651cm" svg:x="11.414cm" svg:y="1cm">
          <text:p text:style-name="P1">constructBias</text:p>
        </draw:rect>
        <draw:custom-shape draw:style-name="gr2" draw:text-style-name="P1" xml:id="id1" draw:id="id1" draw:layer="layout" svg:width="4.826cm" svg:height="1.778cm" svg:x="1.007cm" svg:y="4.153cm">
          <text:p text:style-name="P1">bia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5" draw:id="id5" draw:layer="layout" svg:width="6.35cm" svg:height="1.651cm" svg:x="11.432cm" svg:y="7.116cm">
          <text:p text:style-name="P1">constructFiberFlat</text:p>
        </draw:rect>
        <draw:custom-shape draw:style-name="gr2" draw:text-style-name="P1" xml:id="id10" draw:id="id10" draw:layer="layout" svg:width="4.826cm" svg:height="1.778cm" svg:x="1.007cm" svg:y="9.952cm">
          <text:p text:style-name="P1">fla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6" draw:id="id6" draw:layer="layout" svg:width="6.35cm" svg:height="1.651cm" svg:x="11.432cm" svg:y="10.037cm">
          <text:p text:style-name="P1">constructFiberProfiles</text:p>
        </draw:rect>
        <draw:custom-shape draw:style-name="gr2" draw:text-style-name="P1" xml:id="id11" draw:id="id11" draw:layer="layout" svg:width="4.826cm" svg:height="1.778cm" svg:x="1.007cm" svg:y="12.973cm">
          <text:p text:style-name="P1">fiberPro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7" draw:id="id7" draw:layer="layout" svg:width="6.35cm" svg:height="1.651cm" svg:x="11.432cm" svg:y="12.985cm">
          <text:p text:style-name="P1">constructDetectorMap</text:p>
        </draw:rect>
        <draw:custom-shape draw:style-name="gr2" draw:text-style-name="P1" xml:id="id12" draw:id="id12" draw:layer="layout" svg:width="4.826cm" svg:height="1.778cm" svg:x="1.007cm" svg:y="15.921cm">
          <text:p text:style-name="P1">detectorM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8" draw:id="id8" draw:layer="layout" svg:width="6.35cm" svg:height="1.651cm" svg:x="11.432cm" svg:y="15.96cm">
          <text:p text:style-name="P1">constructPsf</text:p>
        </draw:rect>
        <draw:custom-shape draw:style-name="gr2" draw:text-style-name="P1" xml:id="id13" draw:id="id13" draw:layer="layout" svg:width="4.826cm" svg:height="1.778cm" svg:x="1.007cm" svg:y="18.996cm">
          <text:p text:style-name="P1">psfParam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" draw:id="id4" draw:layer="layout" svg:width="4.826cm" svg:height="1.778cm" svg:x="1cm" svg:y="0.98cm">
          <text:p text:style-name="P1">raw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5.833cm" svg:y1="5.042cm" svg:x2="11.432cm" svg:y2="5.047cm" draw:start-shape="id1" draw:start-glue-point="8" draw:end-shape="id2" draw:end-glue-point="3" svg:d="M5833 5042h2800v5h2799">
          <text:p/>
        </draw:connector>
        <draw:connector draw:style-name="gr3" draw:text-style-name="P1" draw:layer="layout" svg:x1="17.764cm" svg:y1="1.825cm" svg:x2="3.42cm" svg:y2="4.153cm" draw:start-shape="id3" draw:start-glue-point="1" draw:end-shape="id1" draw:end-glue-point="5" svg:d="M17764 1825h501v1577h-14845v751">
          <text:p/>
        </draw:connector>
        <draw:connector draw:style-name="gr3" draw:text-style-name="P1" draw:layer="layout" draw:type="line" svg:x1="5.826cm" svg:y1="1.869cm" svg:x2="11.432cm" svg:y2="5.047cm" draw:start-shape="id4" draw:start-glue-point="8" draw:end-shape="id2" draw:end-glue-point="3" svg:d="M5826 1869l5606 3178">
          <text:p/>
        </draw:connector>
        <draw:connector draw:style-name="gr3" draw:text-style-name="P1" draw:layer="layout" draw:type="line" svg:x1="5.826cm" svg:y1="1.869cm" svg:x2="11.432cm" svg:y2="7.941cm" draw:start-shape="id4" draw:start-glue-point="8" draw:end-shape="id5" draw:end-glue-point="3" svg:d="M5826 1869l5606 6072">
          <text:p/>
        </draw:connector>
        <draw:connector draw:style-name="gr3" draw:text-style-name="P1" draw:layer="layout" draw:type="line" svg:x1="5.826cm" svg:y1="1.869cm" svg:x2="11.432cm" svg:y2="10.862cm" draw:start-shape="id4" draw:start-glue-point="8" draw:end-shape="id6" draw:end-glue-point="3" svg:d="M5826 1869l5606 8993">
          <text:p/>
        </draw:connector>
        <draw:connector draw:style-name="gr3" draw:text-style-name="P1" draw:layer="layout" draw:type="line" svg:x1="5.826cm" svg:y1="1.869cm" svg:x2="11.432cm" svg:y2="13.81cm" draw:start-shape="id4" draw:start-glue-point="8" draw:end-shape="id7" draw:end-glue-point="3" svg:d="M5826 1869l5606 11941">
          <text:p/>
        </draw:connector>
        <draw:connector draw:style-name="gr3" draw:text-style-name="P1" draw:layer="layout" draw:type="line" svg:x1="5.826cm" svg:y1="1.869cm" svg:x2="11.432cm" svg:y2="16.785cm" draw:start-shape="id4" draw:start-glue-point="8" draw:end-shape="id8" draw:end-glue-point="3" svg:d="M5826 1869l5606 14916">
          <text:p/>
        </draw:connector>
        <draw:connector draw:style-name="gr3" draw:text-style-name="P1" draw:layer="layout" draw:type="line" svg:x1="5.833cm" svg:y1="5.042cm" svg:x2="11.432cm" svg:y2="7.941cm" draw:start-shape="id1" draw:start-glue-point="8" draw:end-shape="id5" draw:end-glue-point="3" svg:d="M5833 5042l5599 2899">
          <text:p/>
        </draw:connector>
        <draw:connector draw:style-name="gr3" draw:text-style-name="P1" draw:layer="layout" draw:type="line" svg:x1="5.833cm" svg:y1="5.042cm" svg:x2="11.432cm" svg:y2="7.941cm" draw:start-shape="id1" draw:start-glue-point="8" draw:end-shape="id5" draw:end-glue-point="3" svg:d="M5833 5042l5599 2899">
          <text:p/>
        </draw:connector>
        <draw:connector draw:style-name="gr3" draw:text-style-name="P1" draw:layer="layout" draw:type="line" svg:x1="5.833cm" svg:y1="5.042cm" svg:x2="11.432cm" svg:y2="10.862cm" draw:start-shape="id1" draw:start-glue-point="8" draw:end-shape="id6" draw:end-glue-point="3" svg:d="M5833 5042l5599 5820">
          <text:p/>
        </draw:connector>
        <draw:connector draw:style-name="gr3" draw:text-style-name="P1" draw:layer="layout" draw:type="line" svg:x1="5.833cm" svg:y1="5.042cm" svg:x2="11.432cm" svg:y2="13.81cm" draw:start-shape="id1" draw:start-glue-point="8" draw:end-shape="id7" draw:end-glue-point="3" svg:d="M5833 5042l5599 8768">
          <text:p/>
        </draw:connector>
        <draw:connector draw:style-name="gr3" draw:text-style-name="P1" draw:layer="layout" draw:type="line" svg:x1="5.833cm" svg:y1="5.042cm" svg:x2="11.432cm" svg:y2="16.785cm" draw:start-shape="id1" draw:start-glue-point="8" draw:end-shape="id8" draw:end-glue-point="3" svg:d="M5833 5042l5599 11743">
          <text:p/>
        </draw:connector>
        <draw:connector draw:style-name="gr3" draw:text-style-name="P1" draw:layer="layout" draw:type="line" svg:x1="5.833cm" svg:y1="7.947cm" svg:x2="11.432cm" svg:y2="7.941cm" draw:start-shape="id9" draw:start-glue-point="8" draw:end-shape="id5" draw:end-glue-point="3" svg:d="M5833 7947l5599-6">
          <text:p/>
        </draw:connector>
        <draw:connector draw:style-name="gr3" draw:text-style-name="P1" draw:layer="layout" draw:type="line" svg:x1="5.833cm" svg:y1="7.947cm" svg:x2="11.432cm" svg:y2="10.862cm" draw:start-shape="id9" draw:start-glue-point="8" draw:end-shape="id6" draw:end-glue-point="3" svg:d="M5833 7947l5599 2915">
          <text:p/>
        </draw:connector>
        <draw:connector draw:style-name="gr3" draw:text-style-name="P1" draw:layer="layout" draw:type="line" svg:x1="5.833cm" svg:y1="7.947cm" svg:x2="11.432cm" svg:y2="13.81cm" draw:start-shape="id9" draw:start-glue-point="8" draw:end-shape="id7" draw:end-glue-point="3" svg:d="M5833 7947l5599 5863">
          <text:p/>
        </draw:connector>
        <draw:connector draw:style-name="gr3" draw:text-style-name="P1" draw:layer="layout" draw:type="line" svg:x1="5.833cm" svg:y1="7.947cm" svg:x2="11.432cm" svg:y2="16.785cm" draw:start-shape="id9" draw:start-glue-point="8" draw:end-shape="id8" draw:end-glue-point="3" svg:d="M5833 7947l5599 8838">
          <text:p/>
        </draw:connector>
        <draw:connector draw:style-name="gr3" draw:text-style-name="P1" draw:layer="layout" draw:type="line" svg:x1="5.833cm" svg:y1="10.841cm" svg:x2="11.432cm" svg:y2="10.862cm" draw:start-shape="id10" draw:start-glue-point="8" draw:end-shape="id6" svg:d="M5833 10841l5599 21">
          <text:p/>
        </draw:connector>
        <draw:connector draw:style-name="gr3" draw:text-style-name="P1" draw:layer="layout" draw:type="line" svg:x1="5.833cm" svg:y1="10.841cm" svg:x2="11.432cm" svg:y2="13.81cm" draw:start-shape="id10" draw:start-glue-point="8" draw:end-shape="id7" draw:end-glue-point="3" svg:d="M5833 10841l5599 2969">
          <text:p/>
        </draw:connector>
        <draw:connector draw:style-name="gr3" draw:text-style-name="P1" draw:layer="layout" draw:type="line" svg:x1="5.833cm" svg:y1="10.841cm" svg:x2="11.432cm" svg:y2="16.785cm" draw:start-shape="id10" draw:start-glue-point="8" draw:end-shape="id8" draw:end-glue-point="3" svg:d="M5833 10841l5599 5944">
          <text:p/>
        </draw:connector>
        <draw:connector draw:style-name="gr3" draw:text-style-name="P1" draw:layer="layout" draw:type="line" svg:x1="5.833cm" svg:y1="13.862cm" svg:x2="11.432cm" svg:y2="13.81cm" draw:start-shape="id11" draw:start-glue-point="8" draw:end-shape="id7" svg:d="M5833 13862l5599-52">
          <text:p/>
        </draw:connector>
        <draw:connector draw:style-name="gr3" draw:text-style-name="P1" draw:layer="layout" draw:type="line" svg:x1="5.833cm" svg:y1="13.862cm" svg:x2="11.432cm" svg:y2="16.785cm" draw:start-shape="id11" draw:start-glue-point="8" draw:end-shape="id8" svg:d="M5833 13862l5599 2923">
          <text:p/>
        </draw:connector>
        <draw:connector draw:style-name="gr3" draw:text-style-name="P1" draw:layer="layout" draw:type="line" svg:x1="5.833cm" svg:y1="16.81cm" svg:x2="11.432cm" svg:y2="16.785cm" draw:start-shape="id12" draw:start-glue-point="8" draw:end-shape="id8" draw:end-glue-point="3" svg:d="M5833 16810l5599-25">
          <text:p/>
        </draw:connector>
        <draw:connector draw:style-name="gr3" draw:text-style-name="P1" draw:layer="layout" svg:x1="17.782cm" svg:y1="5.047cm" svg:x2="3.42cm" svg:y2="7.058cm" draw:start-shape="id2" draw:start-glue-point="1" draw:end-shape="id9" draw:end-glue-point="5" svg:d="M17782 5047h501v1419h-14863v592">
          <text:p/>
        </draw:connector>
        <draw:connector draw:style-name="gr3" draw:text-style-name="P1" draw:layer="layout" svg:x1="17.782cm" svg:y1="7.941cm" svg:x2="3.42cm" svg:y2="9.952cm" draw:start-shape="id5" draw:start-glue-point="1" draw:end-shape="id10" draw:end-glue-point="5" svg:d="M17782 7941h501v1419h-14863v592">
          <text:p/>
        </draw:connector>
        <draw:connector draw:style-name="gr3" draw:text-style-name="P1" draw:layer="layout" svg:x1="17.782cm" svg:y1="10.862cm" svg:x2="3.42cm" svg:y2="12.973cm" draw:start-shape="id6" draw:start-glue-point="1" draw:end-shape="id11" draw:end-glue-point="5" svg:d="M17782 10862h501v1469h-14863v642">
          <text:p/>
        </draw:connector>
        <draw:connector draw:style-name="gr3" draw:text-style-name="P1" draw:layer="layout" svg:x1="17.782cm" svg:y1="13.81cm" svg:x2="3.42cm" svg:y2="15.921cm" draw:start-shape="id7" draw:start-glue-point="1" draw:end-shape="id12" draw:end-glue-point="5" svg:d="M17782 13810h501v1469h-14863v642">
          <text:p/>
        </draw:connector>
        <draw:connector draw:style-name="gr3" draw:text-style-name="P1" draw:layer="layout" svg:x1="17.782cm" svg:y1="16.785cm" svg:x2="3.42cm" svg:y2="18.996cm" draw:start-shape="id8" draw:start-glue-point="1" draw:end-shape="id13" draw:end-glue-point="5" svg:d="M17782 16785h501v1519h-14863v692">
          <text:p/>
        </draw:connector>
        <draw:connector draw:style-name="gr3" draw:text-style-name="P1" draw:layer="layout" draw:type="line" svg:x1="5.826cm" svg:y1="1.869cm" svg:x2="11.414cm" svg:y2="1.825cm" draw:start-shape="id4" draw:start-glue-point="8" draw:end-shape="id3" draw:end-glue-point="3" svg:d="M5826 1869l5588-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Price</meta:initial-creator>
    <meta:creation-date>2018-11-09T17:18:20</meta:creation-date>
    <dc:date>2021-07-14T17:08:18</dc:date>
    <dc:creator>Paul Price</dc:creator>
    <meta:editing-duration>PT30M43S</meta:editing-duration>
    <meta:editing-cycles>3</meta:editing-cycles>
    <meta:generator>OpenOffice/4.1.9$Unix OpenOffice.org_project/419m1$Build-9805</meta:generator>
    <meta:document-statistic meta:object-count="41"/>
  </office:meta>
</office:document-meta>
</file>